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67.52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3" table:number-columns-repeated="5" table:default-cell-style-name="ce2"/>
        <table:table-row table:style-name="ro2">
          <table:table-cell table:style-name="ce1" office:value-type="string" calcext:value-type="string">
            <text:p>Tuloslaskelma (kEUR)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string" calcext:value-type="string">
            <text:p>2015 *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string" calcext:value-type="string">
            <text:p>2012 *</text:p>
          </table:table-cell>
        </table:table-row>
        <table:table-row table:style-name="ro2">
          <table:table-cell office:value-type="string" calcext:value-type="string">
            <text:p>Liiketoiminnan tuotot</text:p>
          </table:table-cell>
          <table:table-cell office:value-type="float" office:value="9802000" calcext:value-type="float">
            <text:p>9802000</text:p>
          </table:table-cell>
          <table:table-cell office:value-type="float" office:value="10040000" calcext:value-type="float">
            <text:p>10040000</text:p>
          </table:table-cell>
          <table:table-cell office:value-type="float" office:value="10213000" calcext:value-type="float">
            <text:p>10213000</text:p>
          </table:table-cell>
          <table:table-cell office:value-type="float" office:value="10544000" calcext:value-type="float">
            <text:p>10544000</text:p>
          </table:table-cell>
          <table:table-cell office:value-type="float" office:value="10841800" calcext:value-type="float">
            <text:p>10841800</text:p>
          </table:table-cell>
        </table:table-row>
        <table:table-row table:style-name="ro2">
          <table:table-cell office:value-type="string" calcext:value-type="string">
            <text:p>Liiketoiminnan kulut + arvonalennukset</text:p>
          </table:table-cell>
          <table:table-cell office:value-type="float" office:value="-9019000" calcext:value-type="float">
            <text:p>-9019000</text:p>
          </table:table-cell>
          <table:table-cell office:value-type="float" office:value="-8981000" calcext:value-type="float">
            <text:p>-8981000</text:p>
          </table:table-cell>
          <table:table-cell office:value-type="float" office:value="-9813000" calcext:value-type="float">
            <text:p>-9813000</text:p>
          </table:table-cell>
          <table:table-cell office:value-type="float" office:value="-10510000" calcext:value-type="float">
            <text:p>-10510000</text:p>
          </table:table-cell>
          <table:table-cell office:value-type="float" office:value="-10152800" calcext:value-type="float">
            <text:p>-10152800</text:p>
          </table:table-cell>
        </table:table-row>
        <table:table-row table:style-name="ro2">
          <table:table-cell office:value-type="string" calcext:value-type="string">
            <text:p>Liiketulos ennen poistoja</text:p>
          </table:table-cell>
          <table:table-cell office:value-type="float" office:value="783000" calcext:value-type="float">
            <text:p>783000</text:p>
          </table:table-cell>
          <table:table-cell office:value-type="float" office:value="1059000" calcext:value-type="float">
            <text:p>1059000</text:p>
          </table:table-cell>
          <table:table-cell office:value-type="float" office:value="400000" calcext:value-type="float">
            <text:p>400000</text:p>
          </table:table-cell>
          <table:table-cell office:value-type="float" office:value="34000" calcext:value-type="float">
            <text:p>34000</text:p>
          </table:table-cell>
          <table:table-cell office:value-type="float" office:value="689000" calcext:value-type="float">
            <text:p>689000</text:p>
          </table:table-cell>
        </table:table-row>
        <table:table-row table:style-name="ro2">
          <table:table-cell office:value-type="string" calcext:value-type="string">
            <text:p>Liiketoiminnan tulos verojen jälkeen</text:p>
          </table:table-cell>
          <table:table-cell office:value-type="float" office:value="463000" calcext:value-type="float">
            <text:p>463000</text:p>
          </table:table-cell>
          <table:table-cell office:value-type="float" office:value="807000" calcext:value-type="float">
            <text:p>807000</text:p>
          </table:table-cell>
          <table:table-cell office:value-type="float" office:value="99000" calcext:value-type="float">
            <text:p>99000</text:p>
          </table:table-cell>
          <table:table-cell office:value-type="float" office:value="-53000" calcext:value-type="float">
            <text:p>-53000</text:p>
          </table:table-cell>
          <table:table-cell office:value-type="float" office:value="480500" calcext:value-type="float">
            <text:p>480500</text:p>
          </table:table-cell>
        </table:table-row>
        <table:table-row table:style-name="ro2">
          <table:table-cell office:value-type="string" calcext:value-type="string">
            <text:p>Osakekohtainen tulos</text:p>
          </table:table-cell>
          <table:table-cell office:value-type="float" office:value="0.59" calcext:value-type="float">
            <text:p>0,59</text:p>
          </table:table-cell>
          <table:table-cell office:value-type="float" office:value="1.02" calcext:value-type="float">
            <text:p>1,02</text:p>
          </table:table-cell>
          <table:table-cell office:value-type="float" office:value="0.13" calcext:value-type="float">
            <text:p>0,13</text:p>
          </table:table-cell>
          <table:table-cell office:value-type="float" office:value="-0.07" calcext:value-type="float">
            <text:p>-0,07</text:p>
          </table:table-cell>
          <table:table-cell office:value-type="float" office:value="0.61" calcext:value-type="float">
            <text:p>0,61</text:p>
          </table:table-cell>
        </table:table-row>
        <table:table-row table:style-name="ro2">
          <table:table-cell office:value-type="string" calcext:value-type="string">
            <text:p>Osakkeiden määrä</text:p>
          </table:table-cell>
          <table:table-cell table:number-columns-repeated="4" office:value-type="float" office:value="788619987" calcext:value-type="float">
            <text:p>788619987</text:p>
          </table:table-cell>
          <table:table-cell office:value-type="float" office:value="789538499" calcext:value-type="float">
            <text:p>789538499</text:p>
          </table:table-cell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5"/>
        </table:table-row>
        <table:table-row table:style-name="ro2">
          <table:table-cell table:style-name="ce1" office:value-type="string" calcext:value-type="string">
            <text:p>Tase (kEUR)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string" calcext:value-type="string">
            <text:p>2015 *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string" calcext:value-type="string">
            <text:p>2012 *</text:p>
          </table:table-cell>
        </table:table-row>
        <table:table-row table:style-name="ro2">
          <table:table-cell office:value-type="string" calcext:value-type="string">
            <text:p>Käyttöomaisuus</text:p>
          </table:table-cell>
          <table:table-cell office:value-type="float" office:value="8699000" calcext:value-type="float">
            <text:p>8699000</text:p>
          </table:table-cell>
          <table:table-cell office:value-type="float" office:value="8797000" calcext:value-type="float">
            <text:p>8797000</text:p>
          </table:table-cell>
          <table:table-cell office:value-type="float" office:value="8432000" calcext:value-type="float">
            <text:p>8432000</text:p>
          </table:table-cell>
          <table:table-cell office:value-type="float" office:value="7530000" calcext:value-type="float">
            <text:p>7530000</text:p>
          </table:table-cell>
          <table:table-cell office:value-type="float" office:value="8382500" calcext:value-type="float">
            <text:p>8382500</text:p>
          </table:table-cell>
        </table:table-row>
        <table:table-row table:style-name="ro2">
          <table:table-cell office:value-type="string" calcext:value-type="string">
            <text:p>Vaihto-omaisuus</text:p>
          </table:table-cell>
          <table:table-cell office:value-type="float" office:value="3627000" calcext:value-type="float">
            <text:p>3627000</text:p>
          </table:table-cell>
          <table:table-cell office:value-type="float" office:value="3564000" calcext:value-type="float">
            <text:p>3564000</text:p>
          </table:table-cell>
          <table:table-cell office:value-type="float" office:value="4415000" calcext:value-type="float">
            <text:p>4415000</text:p>
          </table:table-cell>
          <table:table-cell office:value-type="float" office:value="5224000" calcext:value-type="float">
            <text:p>5224000</text:p>
          </table:table-cell>
          <table:table-cell office:value-type="float" office:value="5311100" calcext:value-type="float">
            <text:p>5311100</text:p>
          </table:table-cell>
        </table:table-row>
        <table:table-row table:style-name="ro2">
          <table:table-cell office:value-type="string" calcext:value-type="string">
            <text:p>Varat yhteensä</text:p>
          </table:table-cell>
          <table:table-cell office:value-type="float" office:value="12326000" calcext:value-type="float">
            <text:p>12326000</text:p>
          </table:table-cell>
          <table:table-cell office:value-type="float" office:value="12361000" calcext:value-type="float">
            <text:p>12361000</text:p>
          </table:table-cell>
          <table:table-cell office:value-type="float" office:value="12847000" calcext:value-type="float">
            <text:p>12847000</text:p>
          </table:table-cell>
          <table:table-cell office:value-type="float" office:value="12754000" calcext:value-type="float">
            <text:p>12754000</text:p>
          </table:table-cell>
          <table:table-cell office:value-type="float" office:value="13693600" calcext:value-type="float">
            <text:p>13693600</text:p>
          </table:table-cell>
        </table:table-row>
        <table:table-row table:style-name="ro2">
          <table:table-cell office:value-type="string" calcext:value-type="string">
            <text:p>Oma pääoma</text:p>
          </table:table-cell>
          <table:table-cell office:value-type="float" office:value="5806000" calcext:value-type="float">
            <text:p>5806000</text:p>
          </table:table-cell>
          <table:table-cell office:value-type="float" office:value="5388000" calcext:value-type="float">
            <text:p>5388000</text:p>
          </table:table-cell>
          <table:table-cell office:value-type="float" office:value="5070000" calcext:value-type="float">
            <text:p>5070000</text:p>
          </table:table-cell>
          <table:table-cell office:value-type="float" office:value="5213000" calcext:value-type="float">
            <text:p>5213000</text:p>
          </table:table-cell>
          <table:table-cell office:value-type="float" office:value="5784500" calcext:value-type="float">
            <text:p>5784500</text:p>
          </table:table-cell>
        </table:table-row>
        <table:table-row table:style-name="ro2">
          <table:table-cell office:value-type="string" calcext:value-type="string">
            <text:p>Velat</text:p>
          </table:table-cell>
          <table:table-cell office:value-type="float" office:value="6520000" calcext:value-type="float">
            <text:p>6520000</text:p>
          </table:table-cell>
          <table:table-cell office:value-type="float" office:value="6973000" calcext:value-type="float">
            <text:p>6973000</text:p>
          </table:table-cell>
          <table:table-cell office:value-type="float" office:value="7777000" calcext:value-type="float">
            <text:p>7777000</text:p>
          </table:table-cell>
          <table:table-cell office:value-type="float" office:value="7541000" calcext:value-type="float">
            <text:p>7541000</text:p>
          </table:table-cell>
          <table:table-cell office:value-type="float" office:value="7909100" calcext:value-type="float">
            <text:p>7909100</text:p>
          </table:table-cell>
        </table:table-row>
        <table:table-row table:style-name="ro2">
          <table:table-cell office:value-type="string" calcext:value-type="string">
            <text:p>Oma pääoma ja velat</text:p>
          </table:table-cell>
          <table:table-cell office:value-type="float" office:value="12326000" calcext:value-type="float">
            <text:p>12326000</text:p>
          </table:table-cell>
          <table:table-cell office:value-type="float" office:value="12361000" calcext:value-type="float">
            <text:p>12361000</text:p>
          </table:table-cell>
          <table:table-cell office:value-type="float" office:value="12847000" calcext:value-type="float">
            <text:p>12847000</text:p>
          </table:table-cell>
          <table:table-cell office:value-type="float" office:value="12754000" calcext:value-type="float">
            <text:p>12754000</text:p>
          </table:table-cell>
          <table:table-cell office:value-type="float" office:value="13693600" calcext:value-type="float">
            <text:p>13693600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fi" fo:country="FI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22">00.00.0000</text:date>, <text:time style:data-style-name="N2" text:time-value="12:22:24.98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M32S</meta:editing-duration>
    <meta:editing-cycles>3</meta:editing-cycles>
    <meta:generator>LibreOffice/5.4.2.2$Windows_X86_64 LibreOffice_project/22b09f6418e8c2d508a9eaf86b2399209b0990f4</meta:generator>
    <dc:date>2017-11-22T12:22:35.637000000</dc:date>
    <meta:document-statistic meta:table-count="3" meta:cell-count="85" meta:object-count="0"/>
    <meta:user-defined meta:name="Info 1"/>
    <meta:user-defined meta:name="Info 2"/>
    <meta:user-defined meta:name="Info 3"/>
    <meta:user-defined meta:name="Info 4"/>
  </office:meta>
</office:document-meta>
</file>